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ce" officeooo:paragraph-rsid="00002ace"/>
    </style:style>
    <style:style style:name="P2" style:family="paragraph" style:parent-style-name="Standard">
      <style:text-properties officeooo:rsid="0001a2a3" officeooo:paragraph-rsid="0001a2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1a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iterations</text:p>
      <text:p text:style-name="P1"><text:bookmark-start text:name="__DdeLink__12_2128066552"/>1. get a sample of parameters from posterior, (rr, Kr, lr, rc, Kc, lc, V0, sigma)<text:bookmark-end text:name="__DdeLink__12_2128066552"/></text:p>
      <text:p text:style-name="P1"/>
      <text:p text:style-name="P1"><text:bookmark-start text:name="__DdeLink__8_2128066552"/>2. solve the ODE model with the previously sampled (rr, Kr, lr, rc, Kc, lc, V0) and a defined ratio <text:span text:style-name="T1">r</text:span> (1:0, 1:1, 3:1...), the result are mu_R, mu_C, mu_sum<text:bookmark-end text:name="__DdeLink__8_2128066552"/></text:p>
      <text:p text:style-name="P1"/>
      <text:p text:style-name="P1"><text:bookmark-start text:name="__DdeLink__10_2128066552"/>3a. draw <text:span text:style-name="T3">samples</text:span> from Normal(mu_R, sigma), Normal(mu_C, sigma), Normal(mu_sum, sigma), with sigma coming from the sampled from 1, mu_R, mu_C and mu_sum coming from 2..</text:p>
      <text:p text:style-name="P2">end<text:bookmark-end text:name="__DdeLink__10_2128066552"/></text:p>
      <text:p text:style-name="P1"/>
      <text:p text:style-name="P1">4. draw a <text:span text:style-name="T3">violin plot at each time point of the generated data samples</text:span></text:p>
      <text:p text:style-name="P1"/>
      <text:p text:style-name="P1">5. <text:span text:style-name="T3">overlay the real data points on top of the violin plo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4:45:21.197653585</meta:creation-date>
    <dc:date>2017-03-21T18:23:28.050365247</dc:date>
    <meta:editing-duration>PT3H7M4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00" meta:character-count="547" meta:non-whitespace-character-count="454"/>
  </office:meta>
</office:document-meta>
</file>